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2C509DC910F95B13BC.png" manifest:media-type="image/png"/>
  <manifest:file-entry manifest:full-path="Pictures/100002010000010F0000007DB14E9CE87FD965BD.png" manifest:media-type="image/png"/>
  <manifest:file-entry manifest:full-path="Pictures/10000000000000C8000000C8BA13EFD178161548.jpg" manifest:media-type="image/jpeg"/>
  <manifest:file-entry manifest:full-path="Pictures/1000020100000156000000818D1720ADDEAED502.png" manifest:media-type="image/png"/>
  <manifest:file-entry manifest:full-path="Pictures/10000201000001210000005A78E2D8128B1CA2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6.814cm" fo:min-width="8.05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1cm" svg:height="9.99cm" svg:x="4.864cm" svg:y="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9.048cm" svg:height="3.412cm" svg:x="6.796cm" svg:y="7.82cm">
          <draw:image xlink:href="Pictures/1000020100000156000000818D1720ADDEAED502.png" xlink:type="simple" xlink:show="embed" xlink:actuate="onLoad">
            <text:p/>
          </draw:image>
        </draw:frame>
        <draw:frame draw:style-name="gr2" draw:text-style-name="P2" draw:layer="layout" svg:width="10.193cm" svg:height="3.173cm" svg:x="5.934cm" svg:y="5.391cm">
          <draw:image xlink:href="Pictures/10000201000001210000005A78E2D8128B1CA23A.png" xlink:type="simple" xlink:show="embed" xlink:actuate="onLoad">
            <text:p/>
          </draw:image>
        </draw:frame>
        <draw:frame draw:style-name="gr2" draw:text-style-name="P2" draw:layer="layout" svg:width="8.452cm" svg:height="3.898cm" svg:x="7.057cm" svg:y="2.905cm">
          <draw:image xlink:href="Pictures/100002010000010F0000007DB14E9CE87FD965B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3" draw:layer="layout" svg:width="10.032cm" svg:height="5.016cm" svg:x="2.144cm" svg:y="8.938cm">
          <draw:image xlink:href="Pictures/10000201000002580000012C509DC910F95B13BC.png" xlink:type="simple" xlink:show="embed" xlink:actuate="onLoad">
            <text:p/>
          </draw:image>
        </draw:frame>
        <draw:frame draw:style-name="gr3" draw:text-style-name="P3" draw:layer="layout" svg:width="5.291cm" svg:height="5.291cm" svg:x="8.663cm" svg:y="10.441cm">
          <draw:image xlink:href="Pictures/10000000000000C8000000C8BA13EFD17816154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12-04T12:50:40.830966018</meta:creation-date>
    <dc:date>2018-01-27T22:19:35.814491344</dc:date>
    <dc:creator>Josh berkus</dc:creator>
    <meta:editing-duration>PT17M42S</meta:editing-duration>
    <meta:editing-cycles>4</meta:editing-cycles>
    <meta:generator>LibreOffice/5.4.4.2$Linux_X86_64 LibreOffice_project/40$Build-2</meta:generator>
    <meta:document-statistic meta:object-count="6"/>
  </office:meta>
</office:document-meta>
</file>